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1947" officeooo:paragraph-rsid="000c19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SING TK</text:p>
      <text:p text:style-name="P1"/>
      <text:p text:style-name="P1"># We are going to learn how to create Graphical User</text:p>
      <text:p text:style-name="P1"># Interfaces (GUIs) with Tk</text:p>
      <text:p text:style-name="P1"/>
      <text:p text:style-name="P1"># Tk is a cross platform GUI toolkit that provides a</text:p>
      <text:p text:style-name="P1"># ton of Widgets (Buttons, Scrollbars, etc.) that are</text:p>
      <text:p text:style-name="P1"># used to build GUIs</text:p>
      <text:p text:style-name="P1"/>
      <text:p text:style-name="P1"># TkInter (tee-kay-inter) is included since Python 3.1 on Macs,</text:p>
      <text:p text:style-name="P1"># Windows and Linux</text:p>
      <text:p text:style-name="P1"/>
      <text:p text:style-name="P1"># TkInter is a Python interface for Tk</text:p>
      <text:p text:style-name="P1">from tkinter import *</text:p>
      <text:p text:style-name="P1">from tkinter import ttk</text:p>
      <text:p text:style-name="P1"/>
      <text:p text:style-name="P1"># Test to see if TkInter is working</text:p>
      <text:p text:style-name="P1"># tkinter._test()</text:p>
      <text:p text:style-name="P1"/>
      <text:p text:style-name="P1"># ---------- HELLO WORLD <text:s/>----------</text:p>
      <text:p text:style-name="P1"/>
      <text:p text:style-name="P1"># root is the main window that surrounds your interface</text:p>
      <text:p text:style-name="P1"># This creates a Tk object</text:p>
      <text:p text:style-name="P1">root = Tk()</text:p>
      <text:p text:style-name="P1"/>
      <text:p text:style-name="P1"># Give your app a title</text:p>
      <text:p text:style-name="P1">root.title("First GUI")</text:p>
      <text:p text:style-name="P1"/>
      <text:p text:style-name="P1"># Put a button in the window</text:p>
      <text:p text:style-name="P1"># Components like button are called Widgets</text:p>
      <text:p text:style-name="P1">ttk.Button(root, text="Hello TkInter").grid()</text:p>
      <text:p text:style-name="P1"/>
      <text:p text:style-name="P1"># This keeps the root window visible and your program</text:p>
      <text:p text:style-name="P1"># running</text:p>
      <text:p text:style-name="P1">root.mainloop()</text:p>
      <text:p text:style-name="P1"/>
      <text:p text:style-name="P1"/>
      <text:p text:style-name="P1"># ---------- MULTIPLE COMPONENTS <text:s/>----------</text:p>
      <text:p text:style-name="P1"># Some of the different Widgets : Button, Label,</text:p>
      <text:p text:style-name="P1"># Canvas, Menu, Text, Scale, OptionMenu, Frame,</text:p>
      <text:p text:style-name="P1"># CheckButton, LabelFrame, MenuButton, PanedWindow,</text:p>
      <text:p text:style-name="P1"># Entry, ListBox, Message, RadioButton, ScrollBar,</text:p>
      <text:p text:style-name="P1"># Bitmap, SpinBox, Image</text:p>
      <text:p text:style-name="P1"/>
      <text:p text:style-name="P1">root = Tk()</text:p>
      <text:p text:style-name="P1"/>
      <text:p text:style-name="P1"># Frame widgets surround other widgets</text:p>
      <text:p text:style-name="P1">frame = Frame(root)</text:p>
      <text:p text:style-name="P1"/>
      <text:p text:style-name="P1"># We'll use a TkInter variable for our label text</text:p>
      <text:p text:style-name="P1"><text:soft-page-break/># so we can change it with set</text:p>
      <text:p text:style-name="P1">labelText = StringVar()</text:p>
      <text:p text:style-name="P1"/>
      <text:p text:style-name="P1"># Create a label and button object</text:p>
      <text:p text:style-name="P1"># You can set attributes on creation or by calling</text:p>
      <text:p text:style-name="P1"># methods</text:p>
      <text:p text:style-name="P1"/>
      <text:p text:style-name="P1">label = Label(frame, textvariable=labelText)</text:p>
      <text:p text:style-name="P1">button = Button(frame, text="Click Me")</text:p>
      <text:p text:style-name="P1"/>
      <text:p text:style-name="P1"># Change the label text</text:p>
      <text:p text:style-name="P1">labelText.set("I am a label")</text:p>
      <text:p text:style-name="P1"/>
      <text:p text:style-name="P1"># Pack positions the widgets in the window</text:p>
      <text:p text:style-name="P1"># It is a simple geometry manager</text:p>
      <text:p text:style-name="P1">label.pack()</text:p>
      <text:p text:style-name="P1">button.pack()</text:p>
      <text:p text:style-name="P1">frame.pack()</text:p>
      <text:p text:style-name="P1"/>
      <text:p text:style-name="P1">root.mainloop()</text:p>
      <text:p text:style-name="P1"/>
      <text:p text:style-name="P1"/>
      <text:p text:style-name="P1"/>
      <text:p text:style-name="P1"># ---------- PACK GEOMETRY MANAGER <text:s/>----------</text:p>
      <text:p text:style-name="P1"># Pack positions widgets by allowing them to define</text:p>
      <text:p text:style-name="P1"># their position (Top, Right, Bottom, Left) and</text:p>
      <text:p text:style-name="P1"># their fill direction (X, Y, BOTH, NONE) inside</text:p>
      <text:p text:style-name="P1"># of a box</text:p>
      <text:p text:style-name="P1"/>
      <text:p text:style-name="P1">root = Tk()</text:p>
      <text:p text:style-name="P1"/>
      <text:p text:style-name="P1">frame = Frame(root)</text:p>
      <text:p text:style-name="P1"/>
      <text:p text:style-name="P1"># Define where the widgets should be placed and</text:p>
      <text:p text:style-name="P1"># how they should be stretched to fill the space</text:p>
      <text:p text:style-name="P1">Label(frame, text="A Bunch of Buttons").pack()</text:p>
      <text:p text:style-name="P1">Button(frame, text="B1").pack(side=LEFT, fill=Y)</text:p>
      <text:p text:style-name="P1">Button(frame, text="B2").pack(side=TOP, fill=X)</text:p>
      <text:p text:style-name="P1">Button(frame, text="B3").pack(side=RIGHT, fill=X)</text:p>
      <text:p text:style-name="P1">Button(frame, text="B4").pack(side=LEFT, fill=X)</text:p>
      <text:p text:style-name="P1"/>
      <text:p text:style-name="P1">frame.pack()</text:p>
      <text:p text:style-name="P1"/>
      <text:p text:style-name="P1">root.mainloop()</text:p>
      <text:p text:style-name="P1"/>
      <text:p text:style-name="P1"/>
      <text:p text:style-name="P1"># ---------- GRID GEOMETRY MANAGER <text:s/>----------</text:p>
      <text:p text:style-name="P1"># The Grid manager is the most useful using a series</text:p>
      <text:p text:style-name="P1"># of rows and columns for laying out widgets</text:p>
      <text:p text:style-name="P1"/>
      <text:p text:style-name="P1"># Each cell can only hold 1 widget, but a widget</text:p>
      <text:p text:style-name="P1"># can cover multiple cells.</text:p>
      <text:p text:style-name="P1"><text:soft-page-break/></text:p>
      <text:p text:style-name="P1">root = Tk()</text:p>
      <text:p text:style-name="P1"/>
      <text:p text:style-name="P1"># rows start at 0, 1, ...</text:p>
      <text:p text:style-name="P1"># columns start at 0, 1, ...</text:p>
      <text:p text:style-name="P1"># sticky defines how the widget expands (N, NE, E, SE,</text:p>
      <text:p text:style-name="P1"># S, SW, W, NW)</text:p>
      <text:p text:style-name="P1"># padx and pady provide padding around the widget above</text:p>
      <text:p text:style-name="P1"># and below it</text:p>
      <text:p text:style-name="P1">Label(root, text="First Name").grid(row=0, sticky=W, padx=4)</text:p>
      <text:p text:style-name="P1">Entry(root).grid(row=0, column=1, sticky=E, pady=4)</text:p>
      <text:p text:style-name="P1"/>
      <text:p text:style-name="P1">Label(root, text="Last Name").grid(row=1, sticky=W, padx=4)</text:p>
      <text:p text:style-name="P1">Entry(root).grid(row=1, column=1, sticky=E, pady=4)</text:p>
      <text:p text:style-name="P1"/>
      <text:p text:style-name="P1">Button(root, text="Submit").grid(row=3)</text:p>
      <text:p text:style-name="P1"/>
      <text:p text:style-name="P1">root.mainloop()</text:p>
      <text:p text:style-name="P1"/>
      <text:p text:style-name="P1"/>
      <text:p text:style-name="P1"># ---------- GRID EXAMPLE 2 <text:s/>----------</text:p>
      <text:p text:style-name="P1"/>
      <text:p text:style-name="P1">root = Tk()</text:p>
      <text:p text:style-name="P1"/>
      <text:p text:style-name="P1">Label(root, text="Description").grid(row=0, column=0, sticky=W)</text:p>
      <text:p text:style-name="P1">Entry(root, width=50).grid(row=0, column=1)</text:p>
      <text:p text:style-name="P1">Button(root, text="Submit").grid(row=0, column=8)</text:p>
      <text:p text:style-name="P1"/>
      <text:p text:style-name="P1">Label(root, text="Quality").grid(row=1, column=0, sticky=W)</text:p>
      <text:p text:style-name="P1">Radiobutton(root, text="New", value=1).grid(row=2, column=0, sticky=W)</text:p>
      <text:p text:style-name="P1">Radiobutton(root, text="Good", value=2).grid(row=3, column=0, sticky=W)</text:p>
      <text:p text:style-name="P1">Radiobutton(root, text="Poor", value=3).grid(row=4, column=0, sticky=W)</text:p>
      <text:p text:style-name="P1">Radiobutton(root, text="Damaged", value=4).grid(row=5, column=0, sticky=W)</text:p>
      <text:p text:style-name="P1"/>
      <text:p text:style-name="P1">Label(root, text="Benefits").grid(row=1, column=1, sticky=W)</text:p>
      <text:p text:style-name="P1">Checkbutton(root, text="Free Shipping").grid(row=2, column=1, sticky=W)</text:p>
      <text:p text:style-name="P1">Checkbutton(root, text="Bonus Gift").grid(row=3, column=1, sticky=W)</text:p>
      <text:p text:style-name="P1"/>
      <text:p text:style-name="P1">root.mainloop()</text:p>
      <text:p text:style-name="P1"/>
      <text:p text:style-name="P1"># ---------- TKINTER EVENTS <text:s/>----------</text:p>
      <text:p text:style-name="P1"/>
      <text:p text:style-name="P1">def get_sum(event):</text:p>
      <text:p text:style-name="P1"/>
      <text:p text:style-name="P1"><text:s text:c="4"/># Get the value stored in the entries</text:p>
      <text:p text:style-name="P1"><text:s text:c="4"/>num1 = int(num1Entry.get())</text:p>
      <text:p text:style-name="P1"><text:s text:c="4"/>num2 = int(num2Entry.get())</text:p>
      <text:p text:style-name="P1"><text:s text:c="4"/>sum = num1 + num2</text:p>
      <text:p text:style-name="P1"><text:s text:c="4"/></text:p>
      <text:p text:style-name="P1"><text:s text:c="4"/># Delete the value in the entry</text:p>
      <text:p text:style-name="P1"><text:s text:c="4"/>sumEntry.delete(0, "end")</text:p>
      <text:p text:style-name="P1"/>
      <text:p text:style-name="P1"><text:soft-page-break/><text:s text:c="4"/># Insert the sum into the entry</text:p>
      <text:p text:style-name="P1"><text:s text:c="4"/>sumEntry.insert(0, sum)</text:p>
      <text:p text:style-name="P1"/>
      <text:p text:style-name="P1">root = Tk()</text:p>
      <text:p text:style-name="P1"/>
      <text:p text:style-name="P1">num1Entry = Entry(root)</text:p>
      <text:p text:style-name="P1">num1Entry.pack(side=LEFT)</text:p>
      <text:p text:style-name="P1"/>
      <text:p text:style-name="P1">Label(root, text="+").pack(side=LEFT)</text:p>
      <text:p text:style-name="P1"/>
      <text:p text:style-name="P1">num2Entry = Entry(root)</text:p>
      <text:p text:style-name="P1">num2Entry.pack(side=LEFT)</text:p>
      <text:p text:style-name="P1"/>
      <text:p text:style-name="P1">equalButton = Button(root, text="=")</text:p>
      <text:p text:style-name="P1"/>
      <text:p text:style-name="P1"># When the left mouse button is clicked call the</text:p>
      <text:p text:style-name="P1"># function get_sum</text:p>
      <text:p text:style-name="P1">equalButton.bind("&lt;Button-1&gt;", get_sum)</text:p>
      <text:p text:style-name="P1"/>
      <text:p text:style-name="P1">equalButton.pack(side=LEFT)</text:p>
      <text:p text:style-name="P1"/>
      <text:p text:style-name="P1">sumEntry = Entry(root)</text:p>
      <text:p text:style-name="P1">sumEntry.pack(side=LEFT)</text:p>
      <text:p text:style-name="P1"/>
      <text:p text:style-name="P1">root.mainloop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Part 2</text:p>
      <text:p text:style-name="P1"/>
      <text:p text:style-name="P1">from tkinter import *</text:p>
      <text:p text:style-name="P1">from tkinter import messagebox</text:p>
      <text:p text:style-name="P1"/>
      <text:p text:style-name="P1"># ---------- VARIABLES &amp; UNBIND ----------</text:p>
      <text:p text:style-name="P1">def get_data(event):</text:p>
      <text:p text:style-name="P1"/>
      <text:p text:style-name="P1"><text:s text:c="4"/># Output the values for the Widgets with get()</text:p>
      <text:p text:style-name="P1"><text:s text:c="4"/>print("String :", strVar.get())</text:p>
      <text:p text:style-name="P1"><text:s text:c="4"/>print("Integer :", intVar.get())</text:p>
      <text:p text:style-name="P1"><text:s text:c="4"/>print("Double :", dblVar.get())</text:p>
      <text:p text:style-name="P1"><text:soft-page-break/><text:s text:c="4"/>print("Boolean :", boolVar.get())</text:p>
      <text:p text:style-name="P1"/>
      <text:p text:style-name="P1"># You can unbind and rebind an event to a function</text:p>
      <text:p text:style-name="P1">def bind_button(event):</text:p>
      <text:p text:style-name="P1"><text:s text:c="4"/>if boolVar.get():</text:p>
      <text:p text:style-name="P1"><text:s text:c="8"/>getDataButton.unbind("&lt;Button-1&gt;")</text:p>
      <text:p text:style-name="P1"><text:s text:c="4"/>else:</text:p>
      <text:p text:style-name="P1"><text:s text:c="8"/>getDataButton.bind("&lt;Button-1&gt;", get_data)</text:p>
      <text:p text:style-name="P1"/>
      <text:p text:style-name="P1">root = Tk()</text:p>
      <text:p text:style-name="P1"/>
      <text:p text:style-name="P1"># As I showed previously there are TkInter variables</text:p>
      <text:p text:style-name="P1"># you can use with Widgets to set and get values</text:p>
      <text:p text:style-name="P1">strVar = StringVar()</text:p>
      <text:p text:style-name="P1">intVar = IntVar()</text:p>
      <text:p text:style-name="P1">dblVar = DoubleVar()</text:p>
      <text:p text:style-name="P1">boolVar = BooleanVar()</text:p>
      <text:p text:style-name="P1"/>
      <text:p text:style-name="P1"># Set the default values with set()</text:p>
      <text:p text:style-name="P1">strVar.set("Enter String")</text:p>
      <text:p text:style-name="P1">intVar.set("Enter Integer")</text:p>
      <text:p text:style-name="P1">dblVar.set("Enter Double")</text:p>
      <text:p text:style-name="P1">boolVar.set(True)</text:p>
      <text:p text:style-name="P1"/>
      <text:p text:style-name="P1"># Assign the variable to either textvariable or variable</text:p>
      <text:p text:style-name="P1">strEntry = Entry(root, textvariable=strVar)</text:p>
      <text:p text:style-name="P1">strEntry.pack(side=LEFT)</text:p>
      <text:p text:style-name="P1"/>
      <text:p text:style-name="P1">intEntry = Entry(root, textvariable=intVar)</text:p>
      <text:p text:style-name="P1">intEntry.pack(side=LEFT)</text:p>
      <text:p text:style-name="P1"/>
      <text:p text:style-name="P1">dblEntry = Entry(root, textvariable=dblVar)</text:p>
      <text:p text:style-name="P1">dblEntry.pack(side=LEFT)</text:p>
      <text:p text:style-name="P1"/>
      <text:p text:style-name="P1"># Depending on if this check button is selected or not</text:p>
      <text:p text:style-name="P1"># will determine if we can get data on our Widgets</text:p>
      <text:p text:style-name="P1">theCheckBut = Checkbutton(root, text="Switch", variable=boolVar)</text:p>
      <text:p text:style-name="P1">theCheckBut.bind("&lt;Button-1&gt;", bind_button)</text:p>
      <text:p text:style-name="P1">theCheckBut.pack(side=LEFT)</text:p>
      <text:p text:style-name="P1"/>
      <text:p text:style-name="P1"># Call the function get_data on click</text:p>
      <text:p text:style-name="P1">getDataButton = Button(root, text="Get Data")</text:p>
      <text:p text:style-name="P1">getDataButton.bind("&lt;Button-1&gt;", get_data)</text:p>
      <text:p text:style-name="P1">getDataButton.pack(side=LEFT)</text:p>
      <text:p text:style-name="P1"/>
      <text:p text:style-name="P1">root.mainloop()</text:p>
      <text:p text:style-name="P1"/>
      <text:p text:style-name="P1"># ---------- STYLING WIDGETS ----------</text:p>
      <text:p text:style-name="P1"># There are many ways to custom style your widgets</text:p>
      <text:p text:style-name="P1"/>
      <text:p text:style-name="P1"># You can open message boxes</text:p>
      <text:p text:style-name="P1">def open_msg_box():</text:p>
      <text:p text:style-name="P1"><text:soft-page-break/><text:s text:c="4"/>messagebox.showwarning(</text:p>
      <text:p text:style-name="P1"><text:s text:c="8"/>"Event Triggered",</text:p>
      <text:p text:style-name="P1"><text:s text:c="8"/>"Button Clicked"</text:p>
      <text:p text:style-name="P1"><text:s text:c="4"/>)</text:p>
      <text:p text:style-name="P1"/>
      <text:p text:style-name="P1">root = Tk()</text:p>
      <text:p text:style-name="P1"/>
      <text:p text:style-name="P1"># You can define the size of the window and the</text:p>
      <text:p text:style-name="P1"># position on the screen with</text:p>
      <text:p text:style-name="P1"># widthxheight+xoffset+yoffset</text:p>
      <text:p text:style-name="P1">root.geometry("400x400+300+300")</text:p>
      <text:p text:style-name="P1"/>
      <text:p text:style-name="P1"># You can make it so the window isn't resizable</text:p>
      <text:p text:style-name="P1">root.resizable(width=False, height=False)</text:p>
      <text:p text:style-name="P1"/>
      <text:p text:style-name="P1">frame = Frame(root)</text:p>
      <text:p text:style-name="P1"/>
      <text:p text:style-name="P1"># Your can change a styling option like this</text:p>
      <text:p text:style-name="P1"># Color option names are here http://wiki.tcl.tk/37701</text:p>
      <text:p text:style-name="P1"># For the font list the font family, px and font style</text:p>
      <text:p text:style-name="P1"/>
      <text:p text:style-name="P1">style = ttk.Style()</text:p>
      <text:p text:style-name="P1">style.configure("TButton",</text:p>
      <text:p text:style-name="P1"><text:s text:c="16"/>foreground="midnight blue",</text:p>
      <text:p text:style-name="P1"><text:s text:c="16"/>font="Times 20 bold italic",</text:p>
      <text:p text:style-name="P1"><text:s text:c="16"/>padding=20)</text:p>
      <text:p text:style-name="P1"/>
      <text:p text:style-name="P1"># Ttk widget names : TButton, TCheckbutton, TCombobox,</text:p>
      <text:p text:style-name="P1"># TEntry, TFrame, TLabel, TLabelframe, TMenubutton,</text:p>
      <text:p text:style-name="P1"># TNotebook, TProgressbar, TRadiobutton, TScale,</text:p>
      <text:p text:style-name="P1"># TScrollbar, TSpinbox, Treeview</text:p>
      <text:p text:style-name="P1"/>
      <text:p text:style-name="P1"># You can change the theme style for your applications</text:p>
      <text:p text:style-name="P1"># This shows you all the themes for your OS</text:p>
      <text:p text:style-name="P1">print(ttk.Style().theme_names())</text:p>
      <text:p text:style-name="P1"/>
      <text:p text:style-name="P1"># You can see current style settings like this</text:p>
      <text:p text:style-name="P1">print(style.lookup('TButton', 'font'))</text:p>
      <text:p text:style-name="P1">print(style.lookup('TButton', 'foreground'))</text:p>
      <text:p text:style-name="P1">print(style.lookup('TButton', 'padding'))</text:p>
      <text:p text:style-name="P1"/>
      <text:p text:style-name="P1"># Change the theme for every widget</text:p>
      <text:p text:style-name="P1">ttk.Style().theme_use('clam')</text:p>
      <text:p text:style-name="P1"/>
      <text:p text:style-name="P1"># Have the button open a message box on click</text:p>
      <text:p text:style-name="P1">theButton = ttk.Button(frame,</text:p>
      <text:p text:style-name="P1"><text:s text:c="19"/>text="Important Button",</text:p>
      <text:p text:style-name="P1"><text:s text:c="19"/>command=open_msg_box)</text:p>
      <text:p text:style-name="P1"/>
      <text:p text:style-name="P1"># You can also disable and enable buttons</text:p>
      <text:p text:style-name="P1">theButton['state'] = 'disabled'</text:p>
      <text:p text:style-name="P1">theButton['state'] = 'normal'</text:p>
      <text:p text:style-name="P1"><text:soft-page-break/></text:p>
      <text:p text:style-name="P1">theButton.pack()</text:p>
      <text:p text:style-name="P1"/>
      <text:p text:style-name="P1">frame.pack()</text:p>
      <text:p text:style-name="P1"/>
      <text:p text:style-name="P1">root.mainloop()</text:p>
      <text:p text:style-name="P1"/>
      <text:p text:style-name="P1"># ---------- MENU BARS ----------</text:p>
      <text:p text:style-name="P1"/>
      <text:p text:style-name="P1"># Quits the TkInter app when called</text:p>
      <text:p text:style-name="P1">def quit_app():</text:p>
      <text:p text:style-name="P1"><text:s text:c="4"/>root.quit()</text:p>
      <text:p text:style-name="P1"/>
      <text:p text:style-name="P1"># Opens a message box when called</text:p>
      <text:p text:style-name="P1">def show_about(event=None):</text:p>
      <text:p text:style-name="P1"><text:s text:c="4"/>messagebox.showwarning(</text:p>
      <text:p text:style-name="P1"><text:s text:c="8"/>"About",</text:p>
      <text:p text:style-name="P1"><text:s text:c="8"/>"This Awesome Program was Made in 2016"</text:p>
      <text:p text:style-name="P1"><text:s text:c="4"/>)</text:p>
      <text:p text:style-name="P1"/>
      <text:p text:style-name="P1">root = Tk()</text:p>
      <text:p text:style-name="P1"/>
      <text:p text:style-name="P1"># Create the menu object</text:p>
      <text:p text:style-name="P1">the_menu = Menu(root)</text:p>
      <text:p text:style-name="P1"/>
      <text:p text:style-name="P1"># ----- FILE MENU -----</text:p>
      <text:p text:style-name="P1"/>
      <text:p text:style-name="P1"># Create a pull down menu that can't be removed</text:p>
      <text:p text:style-name="P1">file_menu = Menu(the_menu, tearoff=0)</text:p>
      <text:p text:style-name="P1"/>
      <text:p text:style-name="P1"># Add items to the menu that show when clicked</text:p>
      <text:p text:style-name="P1"># compound allows you to add an image</text:p>
      <text:p text:style-name="P1">file_menu.add_command(label="Open")</text:p>
      <text:p text:style-name="P1">file_menu.add_command(label="Save")</text:p>
      <text:p text:style-name="P1"/>
      <text:p text:style-name="P1"># Add a horizontal bar to group similar commands</text:p>
      <text:p text:style-name="P1">file_menu.add_separator()</text:p>
      <text:p text:style-name="P1"/>
      <text:p text:style-name="P1"># Call for the function to execute when clicked</text:p>
      <text:p text:style-name="P1">file_menu.add_command(label="Quit", command=quit_app)</text:p>
      <text:p text:style-name="P1"/>
      <text:p text:style-name="P1"># Add the pull down menu to the menu bar</text:p>
      <text:p text:style-name="P1">the_menu.add_cascade(label="File", menu=file_menu)</text:p>
      <text:p text:style-name="P1"/>
      <text:p text:style-name="P1"># ----- FONT MENU FOR VIEW MENU -----</text:p>
      <text:p text:style-name="P1"/>
      <text:p text:style-name="P1"># Stores font chosen and will update based on menu</text:p>
      <text:p text:style-name="P1"># selection</text:p>
      <text:p text:style-name="P1">text_font = StringVar()</text:p>
      <text:p text:style-name="P1">text_font.set("Times")</text:p>
      <text:p text:style-name="P1"/>
      <text:p text:style-name="P1"># Outputs font changes</text:p>
      <text:p text:style-name="P1"><text:soft-page-break/>def change_font(event=None):</text:p>
      <text:p text:style-name="P1"><text:s text:c="4"/>print("Font Picked :", text_font.get())</text:p>
      <text:p text:style-name="P1"/>
      <text:p text:style-name="P1"># Define font drop down that will be attached to view</text:p>
      <text:p text:style-name="P1">font_menu = Menu(the_menu, tearoff=0)</text:p>
      <text:p text:style-name="P1"/>
      <text:p text:style-name="P1"># Define radio button options for fonts</text:p>
      <text:p text:style-name="P1">font_menu.add_radiobutton(label="Times",</text:p>
      <text:p text:style-name="P1"><text:s text:c="26"/>variable=text_font,</text:p>
      <text:p text:style-name="P1"><text:s text:c="26"/>command=change_font)</text:p>
      <text:p text:style-name="P1"/>
      <text:p text:style-name="P1">font_menu.add_radiobutton(label="Courier",</text:p>
      <text:p text:style-name="P1"><text:s text:c="26"/>variable=text_font,</text:p>
      <text:p text:style-name="P1"><text:s text:c="26"/>command=change_font)</text:p>
      <text:p text:style-name="P1"/>
      <text:p text:style-name="P1">font_menu.add_radiobutton(label="Ariel",</text:p>
      <text:p text:style-name="P1"><text:s text:c="26"/>variable=text_font,</text:p>
      <text:p text:style-name="P1"><text:s text:c="26"/>command=change_font)</text:p>
      <text:p text:style-name="P1"/>
      <text:p text:style-name="P1"># ----- VIEW MENU -----</text:p>
      <text:p text:style-name="P1">view_menu = Menu(the_menu, tearoff=0)</text:p>
      <text:p text:style-name="P1"/>
      <text:p text:style-name="P1"># Variable changes when line numbers is checked</text:p>
      <text:p text:style-name="P1"># or unchecked</text:p>
      <text:p text:style-name="P1">line_numbers = IntVar()</text:p>
      <text:p text:style-name="P1">line_numbers.set(1)</text:p>
      <text:p text:style-name="P1"/>
      <text:p text:style-name="P1"># Bind the checking of the line number option</text:p>
      <text:p text:style-name="P1"># to variable line_numbers</text:p>
      <text:p text:style-name="P1">view_menu.add_checkbutton(label="Line Numbers",</text:p>
      <text:p text:style-name="P1"><text:s text:c="26"/>variable=line_numbers)</text:p>
      <text:p text:style-name="P1"/>
      <text:p text:style-name="P1">view_menu.add_cascade(label="Fonts", menu=font_menu)</text:p>
      <text:p text:style-name="P1"/>
      <text:p text:style-name="P1"># Add the pull down menu to the menu bar</text:p>
      <text:p text:style-name="P1">the_menu.add_cascade(label="View", menu=view_menu)</text:p>
      <text:p text:style-name="P1"/>
      <text:p text:style-name="P1"># ----- HELP MENU -----</text:p>
      <text:p text:style-name="P1">help_menu = Menu(the_menu, tearoff=0)</text:p>
      <text:p text:style-name="P1"/>
      <text:p text:style-name="P1"># accelerator is used to show a shortcut</text:p>
      <text:p text:style-name="P1"># OSX, Windows and Linux use the following options</text:p>
      <text:p text:style-name="P1"># Command-O, Shift+Ctrl+S, Command-Option-Q with the</text:p>
      <text:p text:style-name="P1"># modifiers Control, Ctrl, Option, Opt, Alt, Shift,</text:p>
      <text:p text:style-name="P1"># and Command</text:p>
      <text:p text:style-name="P1">help_menu.add_command(label="About",</text:p>
      <text:p text:style-name="P1"><text:s text:c="22"/>accelerator="command-H",</text:p>
      <text:p text:style-name="P1"><text:s text:c="22"/>command=show_about)</text:p>
      <text:p text:style-name="P1"/>
      <text:p text:style-name="P1">the_menu.add_cascade(label="Help", menu=help_menu)</text:p>
      <text:p text:style-name="P1"/>
      <text:p text:style-name="P1"># Bind the shortcut to the function</text:p>
      <text:p text:style-name="P1"><text:soft-page-break/>root.bind('&lt;Command-A&gt;', show_about)</text:p>
      <text:p text:style-name="P1">root.bind('&lt;Command-a&gt;', show_about)</text:p>
      <text:p text:style-name="P1"/>
      <text:p text:style-name="P1"># Display the menu bar</text:p>
      <text:p text:style-name="P1">root.config(menu=the_menu)</text:p>
      <text:p text:style-name="P1"/>
      <text:p text:style-name="P1">root.mainloo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5:10:59.934000000</meta:creation-date>
    <dc:date>2017-02-17T01:52:24.221000000</dc:date>
    <meta:editing-duration>PT10H26M6S</meta:editing-duration>
    <meta:editing-cycles>1</meta:editing-cycles>
    <meta:document-statistic meta:table-count="0" meta:image-count="0" meta:object-count="0" meta:page-count="9" meta:paragraph-count="291" meta:word-count="1285" meta:character-count="10115" meta:non-whitespace-character-count="8666"/>
    <meta:generator>LibreOffice/5.0.4.2$Windows_x86 LibreOffice_project/2b9802c1994aa0b7dc6079e128979269cf95bc78</meta:generator>
  </office:meta>
</office:document-meta>
</file>